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6666ff" draw:marker-start-width="0.35cm" draw:marker-end-width="0.35cm" draw:fill="hatch" draw:fill-hatch-name="Hatch_20_48" draw:fill-hatch-solid="fals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ff" draw:marker-start-width="0.35cm" draw:marker-end-width="0.35cm" draw:fill="hatch" draw:fill-hatch-name="Hatch_20_1" draw:fill-hatch-solid="fals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6666" draw:marker-start-width="0.35cm" draw:marker-end-width="0.35cm" draw:fill="hatch" draw:fill-color="#cfe7f5" draw:fill-hatch-name="Black_20_0_20_Degrees" draw:fill-hatch-solid="fals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ff" draw:marker-start-width="0.35cm" draw:marker-end-width="0.35cm" draw:fill="none" draw:fill-hatch-solid="fals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6666" draw:marker-start-width="0.35cm" draw:marker-end-width="0.35cm" draw:fill="none" draw:fill-hatch-solid="fals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7" style:family="graphic" style:parent-style-name="standard">
      <style:graphic-properties draw:stroke="none" svg:stroke-color="#6666ff" draw:fill="none" draw:fill-color="#ffffff" draw:textarea-horizontal-align="left" draw:auto-grow-height="true" draw:auto-grow-width="false" fo:min-height="0.7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7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413cm"/>
    </style:style>
    <style:style style:name="gr12" style:family="graphic" style:parent-style-name="standard">
      <style:graphic-properties draw:stroke="none" svg:stroke-width="0cm" svg:stroke-color="#6666ff" draw:marker-start-width="0.35cm" draw:marker-end-width="0.35cm" draw:fill="hatch" draw:fill-hatch-name="Hatch_20_1" draw:fill-hatch-solid="fals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6666ff" draw:fill="none" draw:fill-color="#ffffff" draw:textarea-horizontal-align="left" draw:auto-grow-height="true" draw:auto-grow-width="false" fo:min-height="0.413cm" fo:min-width="0cm"/>
    </style:style>
    <style:style style:name="P1" style:family="paragraph">
      <style:paragraph-properties fo:text-align="center"/>
      <style:text-properties fo:font-size="10pt" fo:font-weight="bold"/>
    </style:style>
    <style:style style:name="P2" style:family="paragraph">
      <style:text-properties fo:font-weight="bold"/>
    </style:style>
    <style:style style:name="P3" style:family="paragraph">
      <style:text-properties fo:color="#ff6666" fo:font-size="10pt" fo:font-weight="bold"/>
    </style:style>
    <style:style style:name="P4" style:family="paragraph">
      <style:text-properties fo:color="#3333ff" fo:font-size="10pt" fo:font-weight="bold"/>
    </style:style>
    <style:style style:name="T1" style:family="text">
      <style:text-properties fo:color="#ff6666" fo:font-size="10pt"/>
    </style:style>
    <style:style style:name="T2" style:family="text">
      <style:text-properties fo:color="#3333ff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.899cm" svg:height="4.099cm" svg:x="4.7cm" svg:y="4cm" svg:viewBox="0 0 2900 4100" svg:d="M1947 262c198 149 365 320 517 518 149 198 259 394 331 598s105 416 105 644-33 439-105 643-182 401-331 599c-152 197-319 368-517 517-155 119-327 224-523 319-183-90-347-191-493-303-192-146-357-312-504-506-147-193-253-385-323-585-71-199-104-405-104-629s33-430 104-631c70-199 176-389 323-584 147-193 312-360 504-504 175-136 375-252 605-358 150 80 287 167 411 262z">
          <text:p/>
        </draw:path>
        <draw:circle draw:style-name="gr2" draw:text-style-name="P1" draw:layer="layout" svg:width="4.4cm" svg:height="4.4cm" svg:x="3.8cm" svg:y="26cm">
          <text:p/>
        </draw:circle>
        <draw:circle draw:style-name="gr3" draw:text-style-name="P1" draw:layer="layout" svg:width="4.3cm" svg:height="4.3cm" svg:x="5.3cm" svg:y="26.1cm">
          <text:p/>
        </draw:circle>
        <draw:circle draw:style-name="gr4" draw:text-style-name="P1" draw:layer="layout" svg:width="4.4cm" svg:height="4.4cm" svg:x="3.2cm" svg:y="3.8cm">
          <text:p/>
        </draw:circle>
        <draw:circle draw:style-name="gr5" draw:text-style-name="P1" draw:layer="layout" svg:width="4.3cm" svg:height="4.3cm" svg:x="4.7cm" svg:y="3.9cm">
          <text:p/>
        </draw:circle>
        <draw:frame draw:style-name="gr6" draw:text-style-name="P3" draw:layer="layout" svg:width="1.522cm" svg:height="0.9cm" svg:x="5.678cm" svg:y="6.9cm">
          <draw:text-box>
            <text:p text:style-name="P2"><text:span text:style-name="T1">Milch</text:span></text:p>
          </draw:text-box>
        </draw:frame>
        <draw:frame draw:style-name="gr7" draw:text-style-name="P4" draw:layer="layout" svg:width="2.4cm" svg:height="0.963cm" svg:x="3.3cm" svg:y="6.437cm">
          <draw:text-box>
            <text:p text:style-name="P2"><text:span text:style-name="T2">Jenny</text:span></text:p>
          </draw:text-box>
        </draw:frame>
        <draw:frame draw:style-name="gr7" draw:text-style-name="P4" draw:layer="layout" svg:width="2.4cm" svg:height="0.963cm" svg:x="3.3cm" svg:y="5.037cm">
          <draw:text-box>
            <text:p text:style-name="P2"><text:span text:style-name="T2">Joe</text:span></text:p>
          </draw:text-box>
        </draw:frame>
        <draw:frame draw:style-name="gr8" draw:text-style-name="P3" draw:layer="layout" svg:width="1.632cm" svg:height="0.657cm" svg:x="7.368cm" svg:y="5.3cm">
          <draw:text-box>
            <text:p text:style-name="P2"><text:span text:style-name="T1">Stift</text:span></text:p>
          </draw:text-box>
        </draw:frame>
        <draw:frame draw:style-name="gr9" draw:text-style-name="P3" draw:layer="layout" svg:width="1.344cm" svg:height="0.657cm" svg:x="7.228cm" svg:y="6.66cm">
          <draw:text-box>
            <text:p text:style-name="P2"><text:span text:style-name="T1">Tinte</text:span></text:p>
          </draw:text-box>
        </draw:frame>
        <draw:frame draw:style-name="gr10" draw:text-style-name="P2" draw:layer="layout" svg:width="7.424cm" svg:height="0.983cm" svg:x="11.2cm" svg:y="5.1cm">
          <draw:text-box>
            <text:p text:style-name="P2">Kunden mit Bestellung</text:p>
          </draw:text-box>
        </draw:frame>
        <draw:frame draw:style-name="gr11" draw:text-style-name="P2" draw:layer="layout" svg:width="14.997cm" svg:height="0.983cm" svg:x="15.303cm" svg:y="12.8cm">
          <draw:text-box>
            <text:p text:style-name="P2">Sämtliche Kunden mit eventuellen Bestellungen</text:p>
          </draw:text-box>
        </draw:frame>
        <draw:path draw:style-name="gr12" draw:text-style-name="P1" draw:layer="layout" svg:width="2.899cm" svg:height="4.099cm" svg:x="4.7cm" svg:y="4cm" svg:viewBox="0 0 2900 4100" svg:d="M1947 262c198 149 365 320 517 518 149 198 259 394 331 598s105 416 105 644-33 439-105 643-182 401-331 599c-152 197-319 368-517 517-155 119-327 224-523 319-183-90-347-191-493-303-192-146-357-312-504-506-147-193-253-385-323-585-71-199-104-405-104-629s33-430 104-631c70-199 176-389 323-584 147-193 312-360 504-504 175-136 375-252 605-358 150 80 287 167 411 262z">
          <text:p/>
        </draw:path>
        <draw:frame draw:style-name="gr11" draw:text-style-name="P2" draw:layer="layout" svg:width="14.997cm" svg:height="0.983cm" svg:x="3cm" svg:y="16.737cm">
          <draw:text-box>
            <text:p text:style-name="P2">Sämtliche Bestellungen mit eventuellen Kunden</text:p>
          </draw:text-box>
        </draw:frame>
        <draw:frame draw:style-name="gr11" draw:text-style-name="P2" draw:layer="layout" svg:width="13.913cm" svg:height="0.983cm" svg:x="2.387cm" svg:y="24.737cm">
          <draw:text-box>
            <text:p text:style-name="P2">Sämtliche Bestellungen und Kunden</text:p>
          </draw:text-box>
        </draw:frame>
        <draw:frame draw:style-name="gr13" draw:text-style-name="P4" draw:layer="layout" svg:width="2cm" svg:height="0.663cm" svg:x="5.1cm" svg:y="6.6cm">
          <draw:text-box>
            <text:p text:style-name="P2"><text:span text:style-name="T2">Jim</text:span></text:p>
          </draw:text-box>
        </draw:frame>
        <draw:frame draw:style-name="gr7" draw:text-style-name="P4" draw:layer="layout" svg:width="2.4cm" svg:height="0.963cm" svg:x="4.8cm" svg:y="5.337cm">
          <draw:text-box>
            <text:p text:style-name="P2"><text:span text:style-name="T2">Bob</text:span></text:p>
          </draw:text-box>
        </draw:frame>
        <draw:frame draw:style-name="gr7" draw:text-style-name="P4" draw:layer="layout" svg:width="2.4cm" svg:height="0.963cm" svg:x="5.6cm" svg:y="4.4cm">
          <draw:text-box>
            <text:p text:style-name="P2"><text:span text:style-name="T2">Bill</text:span></text:p>
          </draw:text-box>
        </draw:frame>
        <draw:frame draw:style-name="gr6" draw:text-style-name="P3" draw:layer="layout" svg:width="1.522cm" svg:height="0.9cm" svg:x="5.778cm" svg:y="4.8cm">
          <draw:text-box>
            <text:p text:style-name="P2"><text:span text:style-name="T1">Apfel</text:span></text:p>
          </draw:text-box>
        </draw:frame>
        <draw:frame draw:style-name="gr6" draw:text-style-name="P3" draw:layer="layout" svg:width="1.522cm" svg:height="0.9cm" svg:x="5.5cm" svg:y="5.6cm">
          <draw:text-box>
            <text:p text:style-name="P2"><text:span text:style-name="T1">Birne</text:span></text:p>
          </draw:text-box>
        </draw:frame>
        <draw:circle draw:style-name="gr2" draw:text-style-name="P1" draw:layer="layout" svg:width="4.4cm" svg:height="4.4cm" svg:x="3.2cm" svg:y="11.3cm">
          <text:p/>
        </draw:circle>
        <draw:circle draw:style-name="gr5" draw:text-style-name="P1" draw:layer="layout" svg:width="4.3cm" svg:height="4.3cm" svg:x="4.7cm" svg:y="11.4cm">
          <text:p/>
        </draw:circle>
        <draw:frame draw:style-name="gr6" draw:text-style-name="P3" draw:layer="layout" svg:width="1.522cm" svg:height="0.9cm" svg:x="5.678cm" svg:y="14.4cm">
          <draw:text-box>
            <text:p text:style-name="P2"><text:span text:style-name="T1">Milch</text:span></text:p>
          </draw:text-box>
        </draw:frame>
        <draw:frame draw:style-name="gr7" draw:text-style-name="P4" draw:layer="layout" svg:width="2.4cm" svg:height="0.963cm" svg:x="3.3cm" svg:y="13.937cm">
          <draw:text-box>
            <text:p text:style-name="P2"><text:span text:style-name="T2">Jenny</text:span></text:p>
          </draw:text-box>
        </draw:frame>
        <draw:frame draw:style-name="gr7" draw:text-style-name="P4" draw:layer="layout" svg:width="2.4cm" svg:height="0.963cm" svg:x="3.3cm" svg:y="12.537cm">
          <draw:text-box>
            <text:p text:style-name="P2"><text:span text:style-name="T2">Joe</text:span></text:p>
          </draw:text-box>
        </draw:frame>
        <draw:frame draw:style-name="gr8" draw:text-style-name="P3" draw:layer="layout" svg:width="1.632cm" svg:height="0.657cm" svg:x="7.368cm" svg:y="12.8cm">
          <draw:text-box>
            <text:p text:style-name="P2"><text:span text:style-name="T1">Stift</text:span></text:p>
          </draw:text-box>
        </draw:frame>
        <draw:frame draw:style-name="gr9" draw:text-style-name="P3" draw:layer="layout" svg:width="1.344cm" svg:height="0.657cm" svg:x="7.228cm" svg:y="14.16cm">
          <draw:text-box>
            <text:p text:style-name="P2"><text:span text:style-name="T1">Tinte</text:span></text:p>
          </draw:text-box>
        </draw:frame>
        <draw:path draw:style-name="gr1" draw:text-style-name="P1" draw:layer="layout" svg:width="2.899cm" svg:height="4.099cm" svg:x="4.7cm" svg:y="11.5cm" svg:viewBox="0 0 2900 4100" svg:d="M1947 262c198 149 365 320 517 518 149 198 259 394 331 598s105 416 105 644-33 439-105 643-182 401-331 599c-152 197-319 368-517 517-155 119-327 224-523 319-183-90-347-191-493-303-192-146-357-312-504-506-147-193-253-385-323-585-71-199-104-405-104-629s33-430 104-631c70-199 176-389 323-584 147-193 312-360 504-504 175-136 375-252 605-358 150 80 287 167 411 262z">
          <text:p/>
        </draw:path>
        <draw:frame draw:style-name="gr13" draw:text-style-name="P4" draw:layer="layout" svg:width="2cm" svg:height="0.663cm" svg:x="5.1cm" svg:y="14.1cm">
          <draw:text-box>
            <text:p text:style-name="P2"><text:span text:style-name="T2">Jim</text:span></text:p>
          </draw:text-box>
        </draw:frame>
        <draw:frame draw:style-name="gr7" draw:text-style-name="P4" draw:layer="layout" svg:width="2.4cm" svg:height="0.963cm" svg:x="4.8cm" svg:y="12.837cm">
          <draw:text-box>
            <text:p text:style-name="P2"><text:span text:style-name="T2">Bob</text:span></text:p>
          </draw:text-box>
        </draw:frame>
        <draw:frame draw:style-name="gr7" draw:text-style-name="P4" draw:layer="layout" svg:width="2.4cm" svg:height="0.963cm" svg:x="5.6cm" svg:y="11.9cm">
          <draw:text-box>
            <text:p text:style-name="P2"><text:span text:style-name="T2">Bill</text:span></text:p>
          </draw:text-box>
        </draw:frame>
        <draw:frame draw:style-name="gr6" draw:text-style-name="P3" draw:layer="layout" svg:width="1.522cm" svg:height="0.9cm" svg:x="5.778cm" svg:y="12.3cm">
          <draw:text-box>
            <text:p text:style-name="P2"><text:span text:style-name="T1">Apfel</text:span></text:p>
          </draw:text-box>
        </draw:frame>
        <draw:frame draw:style-name="gr6" draw:text-style-name="P3" draw:layer="layout" svg:width="1.522cm" svg:height="0.9cm" svg:x="5.5cm" svg:y="13.1cm">
          <draw:text-box>
            <text:p text:style-name="P2"><text:span text:style-name="T1">Birne</text:span></text:p>
          </draw:text-box>
        </draw:frame>
        <draw:circle draw:style-name="gr4" draw:text-style-name="P1" draw:layer="layout" svg:width="4.4cm" svg:height="4.4cm" svg:x="3.7cm" svg:y="18cm">
          <text:p/>
        </draw:circle>
        <draw:circle draw:style-name="gr3" draw:text-style-name="P1" draw:layer="layout" svg:width="4.3cm" svg:height="4.3cm" svg:x="5.2cm" svg:y="18.1cm">
          <text:p/>
        </draw:circle>
        <draw:frame draw:style-name="gr6" draw:text-style-name="P3" draw:layer="layout" svg:width="1.522cm" svg:height="0.9cm" svg:x="6.178cm" svg:y="21.1cm">
          <draw:text-box>
            <text:p text:style-name="P2"><text:span text:style-name="T1">Milch</text:span></text:p>
          </draw:text-box>
        </draw:frame>
        <draw:frame draw:style-name="gr7" draw:text-style-name="P4" draw:layer="layout" svg:width="2.4cm" svg:height="0.963cm" svg:x="3.8cm" svg:y="20.637cm">
          <draw:text-box>
            <text:p text:style-name="P2"><text:span text:style-name="T2">Jenny</text:span></text:p>
          </draw:text-box>
        </draw:frame>
        <draw:frame draw:style-name="gr7" draw:text-style-name="P4" draw:layer="layout" svg:width="2.4cm" svg:height="0.963cm" svg:x="3.8cm" svg:y="19.237cm">
          <draw:text-box>
            <text:p text:style-name="P2"><text:span text:style-name="T2">Joe</text:span></text:p>
          </draw:text-box>
        </draw:frame>
        <draw:frame draw:style-name="gr8" draw:text-style-name="P3" draw:layer="layout" svg:width="1.632cm" svg:height="0.657cm" svg:x="7.868cm" svg:y="19.5cm">
          <draw:text-box>
            <text:p text:style-name="P2"><text:span text:style-name="T1">Stift</text:span></text:p>
          </draw:text-box>
        </draw:frame>
        <draw:frame draw:style-name="gr9" draw:text-style-name="P3" draw:layer="layout" svg:width="1.344cm" svg:height="0.657cm" svg:x="7.728cm" svg:y="20.86cm">
          <draw:text-box>
            <text:p text:style-name="P2"><text:span text:style-name="T1">Tinte</text:span></text:p>
          </draw:text-box>
        </draw:frame>
        <draw:path draw:style-name="gr12" draw:text-style-name="P1" draw:layer="layout" svg:width="2.899cm" svg:height="4.099cm" svg:x="5.2cm" svg:y="18.2cm" svg:viewBox="0 0 2900 4100" svg:d="M1947 262c198 149 365 320 517 518 149 198 259 394 331 598s105 416 105 644-33 439-105 643-182 401-331 599c-152 197-319 368-517 517-155 119-327 224-523 319-183-90-347-191-493-303-192-146-357-312-504-506-147-193-253-385-323-585-71-199-104-405-104-629s33-430 104-631c70-199 176-389 323-584 147-193 312-360 504-504 175-136 375-252 605-358 150 80 287 167 411 262z">
          <text:p/>
        </draw:path>
        <draw:frame draw:style-name="gr13" draw:text-style-name="P4" draw:layer="layout" svg:width="2cm" svg:height="0.663cm" svg:x="5.6cm" svg:y="20.8cm">
          <draw:text-box>
            <text:p text:style-name="P2"><text:span text:style-name="T2">Jim</text:span></text:p>
          </draw:text-box>
        </draw:frame>
        <draw:frame draw:style-name="gr7" draw:text-style-name="P4" draw:layer="layout" svg:width="2.4cm" svg:height="0.963cm" svg:x="5.3cm" svg:y="19.537cm">
          <draw:text-box>
            <text:p text:style-name="P2"><text:span text:style-name="T2">Bob</text:span></text:p>
          </draw:text-box>
        </draw:frame>
        <draw:frame draw:style-name="gr7" draw:text-style-name="P4" draw:layer="layout" svg:width="2.4cm" svg:height="0.963cm" svg:x="6.1cm" svg:y="18.6cm">
          <draw:text-box>
            <text:p text:style-name="P2"><text:span text:style-name="T2">Bill</text:span></text:p>
          </draw:text-box>
        </draw:frame>
        <draw:frame draw:style-name="gr6" draw:text-style-name="P3" draw:layer="layout" svg:width="1.522cm" svg:height="0.9cm" svg:x="6.278cm" svg:y="19cm">
          <draw:text-box>
            <text:p text:style-name="P2"><text:span text:style-name="T1">Apfel</text:span></text:p>
          </draw:text-box>
        </draw:frame>
        <draw:frame draw:style-name="gr6" draw:text-style-name="P3" draw:layer="layout" svg:width="1.522cm" svg:height="0.9cm" svg:x="6cm" svg:y="19.8cm">
          <draw:text-box>
            <text:p text:style-name="P2"><text:span text:style-name="T1">Birne</text:span></text:p>
          </draw:text-box>
        </draw:frame>
        <draw:frame draw:style-name="gr6" draw:text-style-name="P3" draw:layer="layout" svg:width="1.522cm" svg:height="0.9cm" svg:x="6.278cm" svg:y="29.1cm">
          <draw:text-box>
            <text:p text:style-name="P2"><text:span text:style-name="T1">Milch</text:span></text:p>
          </draw:text-box>
        </draw:frame>
        <draw:frame draw:style-name="gr7" draw:text-style-name="P4" draw:layer="layout" svg:width="2.4cm" svg:height="0.963cm" svg:x="3.9cm" svg:y="28.637cm">
          <draw:text-box>
            <text:p text:style-name="P2"><text:span text:style-name="T2">Jenny</text:span></text:p>
          </draw:text-box>
        </draw:frame>
        <draw:frame draw:style-name="gr7" draw:text-style-name="P4" draw:layer="layout" svg:width="2.4cm" svg:height="0.963cm" svg:x="3.9cm" svg:y="27.237cm">
          <draw:text-box>
            <text:p text:style-name="P2"><text:span text:style-name="T2">Joe</text:span></text:p>
          </draw:text-box>
        </draw:frame>
        <draw:frame draw:style-name="gr8" draw:text-style-name="P3" draw:layer="layout" svg:width="1.632cm" svg:height="0.657cm" svg:x="7.968cm" svg:y="27.5cm">
          <draw:text-box>
            <text:p text:style-name="P2"><text:span text:style-name="T1">Stift</text:span></text:p>
          </draw:text-box>
        </draw:frame>
        <draw:frame draw:style-name="gr9" draw:text-style-name="P3" draw:layer="layout" svg:width="1.344cm" svg:height="0.657cm" svg:x="7.828cm" svg:y="28.86cm">
          <draw:text-box>
            <text:p text:style-name="P2"><text:span text:style-name="T1">Tinte</text:span></text:p>
          </draw:text-box>
        </draw:frame>
        <draw:frame draw:style-name="gr13" draw:text-style-name="P4" draw:layer="layout" svg:width="2cm" svg:height="0.663cm" svg:x="5.7cm" svg:y="28.8cm">
          <draw:text-box>
            <text:p text:style-name="P2"><text:span text:style-name="T2">Jim</text:span></text:p>
          </draw:text-box>
        </draw:frame>
        <draw:frame draw:style-name="gr7" draw:text-style-name="P4" draw:layer="layout" svg:width="2.4cm" svg:height="0.963cm" svg:x="5.4cm" svg:y="27.537cm">
          <draw:text-box>
            <text:p text:style-name="P2"><text:span text:style-name="T2">Bob</text:span></text:p>
          </draw:text-box>
        </draw:frame>
        <draw:frame draw:style-name="gr7" draw:text-style-name="P4" draw:layer="layout" svg:width="2.4cm" svg:height="0.963cm" svg:x="6.2cm" svg:y="26.6cm">
          <draw:text-box>
            <text:p text:style-name="P2"><text:span text:style-name="T2">Bill</text:span></text:p>
          </draw:text-box>
        </draw:frame>
        <draw:frame draw:style-name="gr6" draw:text-style-name="P3" draw:layer="layout" svg:width="1.522cm" svg:height="0.9cm" svg:x="6.378cm" svg:y="27cm">
          <draw:text-box>
            <text:p text:style-name="P2"><text:span text:style-name="T1">Apfel</text:span></text:p>
          </draw:text-box>
        </draw:frame>
        <draw:frame draw:style-name="gr6" draw:text-style-name="P3" draw:layer="layout" svg:width="1.522cm" svg:height="0.9cm" svg:x="6.1cm" svg:y="27.8cm">
          <draw:text-box>
            <text:p text:style-name="P2"><text:span text:style-name="T1">Bir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ff3333" draw:distance="0.2cm" draw:rotation="450"/>
    <draw:hatch draw:name="Hatch_20_1" draw:display-name="Hatch 1" draw:style="single" draw:color="#6666ff" draw:distance="0.2cm" draw:rotation="3150"/>
    <draw:hatch draw:name="Hatch_20_48" draw:display-name="Hatch 48" draw:style="single" draw:color="#ff3333" draw:distance="0.2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1T19:58:08.49</meta:creation-date>
    <meta:editing-duration>PT2H57M42S</meta:editing-duration>
    <meta:editing-cycles>10</meta:editing-cycles>
    <meta:generator>OpenOffice/4.1.5$Win32 OpenOffice.org_project/415m1$Build-9789</meta:generator>
    <meta:initial-creator>Roman </meta:initial-creator>
    <dc:date>2019-10-11T23:19:24.83</dc:date>
    <dc:creator>Roman </dc:creator>
    <meta:document-statistic meta:object-count="56"/>
  </office:meta>
</office:document-meta>
</file>